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Code">
      <style:text-properties officeooo:paragraph-rsid="01776f98"/>
    </style:style>
    <style:style style:name="P426" style:family="paragraph" style:parent-style-name="Heading_20_1">
      <style:text-properties officeooo:rsid="03c8da6e" officeooo:paragraph-rsid="03c8da6e"/>
    </style:style>
    <style:style style:name="P427" style:family="paragraph" style:parent-style-name="Heading_20_1">
      <style:text-properties officeooo:rsid="03b6520c" officeooo:paragraph-rsid="03b6520c"/>
    </style:style>
    <style:style style:name="P428" style:family="paragraph" style:parent-style-name="Heading_20_1">
      <style:text-properties officeooo:rsid="03a20225" officeooo:paragraph-rsid="03a20225"/>
    </style:style>
    <style:style style:name="P429" style:family="paragraph" style:parent-style-name="Heading_20_1">
      <style:text-properties officeooo:rsid="037b78e8" officeooo:paragraph-rsid="037b78e8"/>
    </style:style>
    <style:style style:name="P430" style:family="paragraph" style:parent-style-name="Heading_20_1">
      <style:text-properties officeooo:rsid="0365d21f" officeooo:paragraph-rsid="03a20225"/>
    </style:style>
    <style:style style:name="P431" style:family="paragraph" style:parent-style-name="Heading_20_1">
      <style:text-properties officeooo:rsid="03623854" officeooo:paragraph-rsid="03623854"/>
    </style:style>
    <style:style style:name="P432" style:family="paragraph" style:parent-style-name="Heading_20_1">
      <style:text-properties officeooo:rsid="0346df04" officeooo:paragraph-rsid="0346df04"/>
    </style:style>
    <style:style style:name="P433" style:family="paragraph" style:parent-style-name="Heading_20_1">
      <style:text-properties officeooo:rsid="032d2329" officeooo:paragraph-rsid="032d2329"/>
    </style:style>
    <style:style style:name="P434" style:family="paragraph" style:parent-style-name="Heading_20_1">
      <style:text-properties officeooo:rsid="031d8324" officeooo:paragraph-rsid="031d8324"/>
    </style:style>
    <style:style style:name="P435" style:family="paragraph" style:parent-style-name="Heading_20_1">
      <style:text-properties officeooo:rsid="03170687" officeooo:paragraph-rsid="03170687"/>
    </style:style>
    <style:style style:name="P436" style:family="paragraph" style:parent-style-name="Heading_20_1">
      <style:text-properties officeooo:rsid="0310e85c" officeooo:paragraph-rsid="0310e85c"/>
    </style:style>
    <style:style style:name="P437" style:family="paragraph" style:parent-style-name="Heading_20_1">
      <style:text-properties officeooo:rsid="030e6a04" officeooo:paragraph-rsid="030e6a04"/>
    </style:style>
    <style:style style:name="P438" style:family="paragraph" style:parent-style-name="Heading_20_1">
      <style:text-properties officeooo:rsid="030a589d" officeooo:paragraph-rsid="030a589d"/>
    </style:style>
    <style:style style:name="P439" style:family="paragraph" style:parent-style-name="Heading_20_1">
      <style:text-properties officeooo:rsid="0307067e" officeooo:paragraph-rsid="0307067e"/>
    </style:style>
    <style:style style:name="P440" style:family="paragraph" style:parent-style-name="Heading_20_1">
      <style:text-properties officeooo:rsid="0300cfd1" officeooo:paragraph-rsid="0300cfd1"/>
    </style:style>
    <style:style style:name="P441" style:family="paragraph" style:parent-style-name="Heading_20_1">
      <style:text-properties officeooo:rsid="02f3cd4c" officeooo:paragraph-rsid="02f3cd4c"/>
    </style:style>
    <style:style style:name="P442" style:family="paragraph" style:parent-style-name="Heading_20_1">
      <style:text-properties officeooo:rsid="02f03c99" officeooo:paragraph-rsid="02f03c99"/>
    </style:style>
    <style:style style:name="P443" style:family="paragraph" style:parent-style-name="Heading_20_1">
      <style:text-properties officeooo:rsid="02ecfa4a" officeooo:paragraph-rsid="02ecfa4a"/>
    </style:style>
    <style:style style:name="P444" style:family="paragraph" style:parent-style-name="Heading_20_1">
      <style:text-properties officeooo:rsid="02e5fac4" officeooo:paragraph-rsid="02e5fac4"/>
    </style:style>
    <style:style style:name="P445" style:family="paragraph" style:parent-style-name="Heading_20_1">
      <style:text-properties officeooo:rsid="02df92ed" officeooo:paragraph-rsid="02df92ed"/>
    </style:style>
    <style:style style:name="P446" style:family="paragraph" style:parent-style-name="Heading_20_1">
      <style:text-properties officeooo:rsid="02db5ca1" officeooo:paragraph-rsid="02db5ca1"/>
    </style:style>
    <style:style style:name="P447" style:family="paragraph" style:parent-style-name="Heading_20_1">
      <style:text-properties officeooo:rsid="02d5e091" officeooo:paragraph-rsid="02d5e091"/>
    </style:style>
    <style:style style:name="P448" style:family="paragraph" style:parent-style-name="Heading_20_1">
      <style:text-properties officeooo:rsid="02cf24cb" officeooo:paragraph-rsid="02cf24cb"/>
    </style:style>
    <style:style style:name="P449" style:family="paragraph" style:parent-style-name="Heading_20_1">
      <style:text-properties officeooo:rsid="02c261dc" officeooo:paragraph-rsid="02c261dc"/>
    </style:style>
    <style:style style:name="P450" style:family="paragraph" style:parent-style-name="Heading_20_1">
      <style:text-properties officeooo:rsid="02bae9df" officeooo:paragraph-rsid="02bae9df"/>
    </style:style>
    <style:style style:name="P451" style:family="paragraph" style:parent-style-name="Heading_20_1">
      <style:text-properties officeooo:rsid="02942521" officeooo:paragraph-rsid="02942521"/>
    </style:style>
    <style:style style:name="P452" style:family="paragraph" style:parent-style-name="Heading_20_1">
      <style:text-properties officeooo:rsid="0259a75d" officeooo:paragraph-rsid="0259a75d"/>
    </style:style>
    <style:style style:name="P453" style:family="paragraph" style:parent-style-name="Heading_20_1">
      <style:text-properties officeooo:paragraph-rsid="02912f89"/>
    </style:style>
    <style:style style:name="P454" style:family="paragraph" style:parent-style-name="Heading_20_1">
      <style:text-properties officeooo:rsid="02475a5f" officeooo:paragraph-rsid="02475a5f"/>
    </style:style>
    <style:style style:name="P455" style:family="paragraph" style:parent-style-name="Heading_20_1">
      <style:text-properties officeooo:rsid="02421307" officeooo:paragraph-rsid="02421307"/>
    </style:style>
    <style:style style:name="P456" style:family="paragraph" style:parent-style-name="Heading_20_1">
      <style:text-properties officeooo:rsid="023f6ed0" officeooo:paragraph-rsid="023f6ed0"/>
    </style:style>
    <style:style style:name="P457" style:family="paragraph" style:parent-style-name="Heading_20_1">
      <style:text-properties officeooo:rsid="0239c4e6" officeooo:paragraph-rsid="0239c4e6"/>
    </style:style>
    <style:style style:name="P458" style:family="paragraph" style:parent-style-name="Heading_20_1">
      <style:text-properties officeooo:rsid="0216e726" officeooo:paragraph-rsid="0216e726"/>
    </style:style>
    <style:style style:name="P459" style:family="paragraph" style:parent-style-name="Heading_20_1">
      <style:text-properties officeooo:rsid="0211605f" officeooo:paragraph-rsid="0211605f"/>
    </style:style>
    <style:style style:name="P460" style:family="paragraph" style:parent-style-name="Heading_20_1">
      <style:text-properties officeooo:rsid="0209bf0f" officeooo:paragraph-rsid="0209bf0f"/>
    </style:style>
    <style:style style:name="P461" style:family="paragraph" style:parent-style-name="Heading_20_1">
      <style:text-properties officeooo:rsid="01eb4703" officeooo:paragraph-rsid="01eb4703"/>
    </style:style>
    <style:style style:name="P462" style:family="paragraph" style:parent-style-name="Heading_20_1">
      <style:text-properties officeooo:rsid="01de7f16" officeooo:paragraph-rsid="01de7f16"/>
    </style:style>
    <style:style style:name="P463" style:family="paragraph" style:parent-style-name="Heading_20_1">
      <style:text-properties officeooo:rsid="01dac2eb" officeooo:paragraph-rsid="01e05fd8"/>
    </style:style>
    <style:style style:name="P464" style:family="paragraph" style:parent-style-name="Heading_20_1">
      <style:text-properties officeooo:rsid="01cfe44c" officeooo:paragraph-rsid="01cfe44c"/>
    </style:style>
    <style:style style:name="P465" style:family="paragraph" style:parent-style-name="Heading_20_1">
      <style:text-properties officeooo:rsid="01c54b7c" officeooo:paragraph-rsid="01c54b7c"/>
    </style:style>
    <style:style style:name="P466" style:family="paragraph" style:parent-style-name="Heading_20_1">
      <style:text-properties officeooo:rsid="01b85821" officeooo:paragraph-rsid="01b85821"/>
    </style:style>
    <style:style style:name="P467" style:family="paragraph" style:parent-style-name="Heading_20_1">
      <style:text-properties officeooo:rsid="01b44072" officeooo:paragraph-rsid="01b44072"/>
    </style:style>
    <style:style style:name="P468" style:family="paragraph" style:parent-style-name="Heading_20_1">
      <style:text-properties officeooo:rsid="01a7009d" officeooo:paragraph-rsid="01a7009d"/>
    </style:style>
    <style:style style:name="P469" style:family="paragraph" style:parent-style-name="Heading_20_1">
      <style:text-properties officeooo:rsid="019d12ac" officeooo:paragraph-rsid="019d12ac"/>
    </style:style>
    <style:style style:name="P470" style:family="paragraph" style:parent-style-name="Heading_20_1">
      <style:text-properties officeooo:rsid="017fa5dc" officeooo:paragraph-rsid="019fb546"/>
    </style:style>
    <style:style style:name="P471" style:family="paragraph" style:parent-style-name="Heading_20_1">
      <style:text-properties officeooo:rsid="015d630f" officeooo:paragraph-rsid="01940c5f"/>
    </style:style>
    <style:style style:name="P472" style:family="paragraph" style:parent-style-name="Heading_20_1">
      <style:text-properties officeooo:rsid="0144afae" officeooo:paragraph-rsid="0144afae"/>
    </style:style>
    <style:style style:name="P473" style:family="paragraph" style:parent-style-name="Heading_20_1">
      <style:text-properties officeooo:rsid="01136f79" officeooo:paragraph-rsid="01136f79"/>
    </style:style>
    <style:style style:name="P474" style:family="paragraph" style:parent-style-name="Heading_20_1">
      <style:text-properties officeooo:rsid="00d82c07" officeooo:paragraph-rsid="00d82c07"/>
    </style:style>
    <style:style style:name="P475" style:family="paragraph" style:parent-style-name="Heading_20_1">
      <style:text-properties officeooo:rsid="00bb188e" officeooo:paragraph-rsid="00bb188e"/>
    </style:style>
    <style:style style:name="P476" style:family="paragraph" style:parent-style-name="Heading_20_1">
      <style:text-properties officeooo:rsid="007429df" officeooo:paragraph-rsid="007429df"/>
    </style:style>
    <style:style style:name="P477" style:family="paragraph" style:parent-style-name="Heading_20_1">
      <style:text-properties officeooo:rsid="0034ffb8" officeooo:paragraph-rsid="0034ffb8"/>
    </style:style>
    <style:style style:name="P478" style:family="paragraph" style:parent-style-name="Heading_20_1">
      <style:text-properties officeooo:rsid="002ddd9f" officeooo:paragraph-rsid="006c48d6"/>
    </style:style>
    <style:style style:name="P479" style:family="paragraph" style:parent-style-name="Heading_20_1">
      <style:text-properties officeooo:rsid="0022a503" officeooo:paragraph-rsid="0022a503"/>
    </style:style>
    <style:style style:name="P480" style:family="paragraph" style:parent-style-name="Heading_20_1">
      <style:text-properties officeooo:rsid="001d247e" officeooo:paragraph-rsid="00277837"/>
    </style:style>
    <style:style style:name="P481" style:family="paragraph" style:parent-style-name="Heading_20_1">
      <style:text-properties officeooo:rsid="03ce7bf7" officeooo:paragraph-rsid="03ce7bf7"/>
    </style:style>
    <style:style style:name="P482" style:family="paragraph" style:parent-style-name="Text_20_body" style:list-style-name="L1">
      <style:text-properties officeooo:rsid="03337ba3" officeooo:paragraph-rsid="03337ba3"/>
    </style:style>
    <style:style style:name="P483" style:family="paragraph" style:parent-style-name="Text_20_body" style:list-style-name="L1">
      <style:text-properties officeooo:rsid="0336da10" officeooo:paragraph-rsid="0336da10"/>
    </style:style>
    <style:style style:name="P484" style:family="paragraph" style:parent-style-name="Text_20_body" style:list-style-name="L1">
      <style:text-properties officeooo:rsid="0337238d" officeooo:paragraph-rsid="0337238d"/>
    </style:style>
    <style:style style:name="P485" style:family="paragraph" style:parent-style-name="Text_20_body" style:list-style-name="L1">
      <style:text-properties officeooo:rsid="0337238d" officeooo:paragraph-rsid="03387584"/>
    </style:style>
    <style:style style:name="P486" style:family="paragraph" style:parent-style-name="Text_20_body" style:list-style-name="L1">
      <style:text-properties officeooo:rsid="033740c4" officeooo:paragraph-rsid="03387584"/>
    </style:style>
    <style:style style:name="P487" style:family="paragraph" style:parent-style-name="Text_20_body" style:list-style-name="L1">
      <style:text-properties officeooo:rsid="03387584" officeooo:paragraph-rsid="03387584"/>
    </style:style>
    <style:style style:name="P488" style:family="paragraph" style:parent-style-name="Text_20_body" style:list-style-name="L1">
      <style:text-properties officeooo:rsid="03392520" officeooo:paragraph-rsid="03392520"/>
    </style:style>
    <style:style style:name="P489" style:family="paragraph" style:parent-style-name="Text_20_body" style:list-style-name="L1">
      <style:text-properties officeooo:rsid="03392520" officeooo:paragraph-rsid="033c7c31"/>
    </style:style>
    <style:style style:name="P490" style:family="paragraph" style:parent-style-name="Text_20_body" style:list-style-name="L1">
      <style:text-properties officeooo:rsid="033a91d6" officeooo:paragraph-rsid="033a91d6"/>
    </style:style>
    <style:style style:name="P491" style:family="paragraph" style:parent-style-name="Text_20_body" style:list-style-name="L1">
      <style:text-properties officeooo:rsid="033a91d6" officeooo:paragraph-rsid="033c7c31"/>
    </style:style>
    <style:style style:name="P492" style:family="paragraph" style:parent-style-name="Text_20_body" style:list-style-name="L1">
      <style:text-properties officeooo:rsid="033c7c31" officeooo:paragraph-rsid="033c7c31"/>
    </style:style>
    <style:style style:name="P493" style:family="paragraph" style:parent-style-name="Text_20_body" style:list-style-name="L1">
      <style:text-properties officeooo:rsid="033d19b4" officeooo:paragraph-rsid="033d19b4"/>
    </style:style>
    <style:style style:name="P494" style:family="paragraph" style:parent-style-name="Text_20_body" style:list-style-name="L1">
      <style:text-properties officeooo:rsid="033ef8ea" officeooo:paragraph-rsid="033ef8ea"/>
    </style:style>
    <style:style style:name="P495" style:family="paragraph" style:parent-style-name="Text_20_body" style:list-style-name="L1">
      <style:text-properties officeooo:rsid="0342eba0" officeooo:paragraph-rsid="0342eba0"/>
    </style:style>
    <style:style style:name="P496" style:family="paragraph" style:parent-style-name="Text_20_body" style:list-style-name="L1">
      <style:text-properties officeooo:rsid="033f2163" officeooo:paragraph-rsid="033f2163"/>
    </style:style>
    <style:style style:name="P497" style:family="paragraph" style:parent-style-name="Text_20_body" style:list-style-name="L1">
      <style:text-properties officeooo:rsid="034108bd" officeooo:paragraph-rsid="034108bd"/>
    </style:style>
    <style:style style:name="P498" style:family="paragraph" style:parent-style-name="Text_20_body" style:list-style-name="L2">
      <style:text-properties officeooo:rsid="0343c553" officeooo:paragraph-rsid="0343c553"/>
    </style:style>
    <style:style style:name="P499" style:family="paragraph" style:parent-style-name="Text_20_body" style:list-style-name="L3">
      <style:text-properties officeooo:rsid="02e39597" officeooo:paragraph-rsid="02e39597"/>
    </style:style>
    <style:style style:name="P500" style:family="paragraph" style:parent-style-name="Text_20_body" style:list-style-name="L3">
      <style:text-properties officeooo:rsid="02e4fe42" officeooo:paragraph-rsid="02e4fe42"/>
    </style:style>
    <style:style style:name="P501" style:family="paragraph" style:parent-style-name="Text_20_body" style:list-style-name="L4">
      <style:text-properties officeooo:rsid="01267bc1" officeooo:paragraph-rsid="01267bc1"/>
    </style:style>
    <style:style style:name="P502" style:family="paragraph" style:parent-style-name="Text_20_body" style:list-style-name="L5">
      <style:text-properties officeooo:paragraph-rsid="0084ac1f"/>
    </style:style>
    <style:style style:name="P503" style:family="paragraph" style:parent-style-name="Text_20_body" style:list-style-name="L5">
      <style:text-properties officeooo:rsid="008374c9" officeooo:paragraph-rsid="008374c9"/>
    </style:style>
    <style:style style:name="P504" style:family="paragraph" style:parent-style-name="Text_20_body" style:list-style-name="L5">
      <style:text-properties officeooo:rsid="0086622e" officeooo:paragraph-rsid="0086622e"/>
    </style:style>
    <style:style style:name="P505" style:family="paragraph" style:parent-style-name="Text_20_body" style:list-style-name="L5">
      <style:text-properties officeooo:rsid="0086ebbe" officeooo:paragraph-rsid="0086ebbe"/>
    </style:style>
    <style:style style:name="P506" style:family="paragraph" style:parent-style-name="Text_20_body" style:list-style-name="L6">
      <style:text-properties officeooo:rsid="00886cd4" officeooo:paragraph-rsid="00886cd4"/>
    </style:style>
    <style:style style:name="P507" style:family="paragraph" style:parent-style-name="Text_20_body" style:list-style-name="L6">
      <style:text-properties officeooo:rsid="008baa08" officeooo:paragraph-rsid="008baa08"/>
    </style:style>
    <style:style style:name="P508" style:family="paragraph" style:parent-style-name="Text_20_body" style:list-style-name="L6">
      <style:text-properties officeooo:rsid="00981d50" officeooo:paragraph-rsid="00981d50"/>
    </style:style>
    <style:style style:name="P509" style:family="paragraph" style:parent-style-name="Text_20_body" style:list-style-name="L6">
      <style:text-properties officeooo:rsid="009c6041" officeooo:paragraph-rsid="009c6041"/>
    </style:style>
    <style:style style:name="P510" style:family="paragraph" style:parent-style-name="Text_20_body" style:list-style-name="L6">
      <style:text-properties officeooo:rsid="008f5ccb" officeooo:paragraph-rsid="008f5ccb"/>
    </style:style>
    <style:style style:name="P511" style:family="paragraph" style:parent-style-name="Text_20_body" style:list-style-name="L6">
      <style:text-properties officeooo:rsid="009d1f7b" officeooo:paragraph-rsid="009d1f7b"/>
    </style:style>
    <style:style style:name="P512" style:family="paragraph" style:parent-style-name="Text_20_body" style:list-style-name="L7">
      <style:text-properties officeooo:rsid="002ddd9f" officeooo:paragraph-rsid="002ddd9f"/>
    </style:style>
    <style:style style:name="P513" style:family="paragraph" style:parent-style-name="Text_20_body" style:list-style-name="L7">
      <style:text-properties officeooo:rsid="00311d8b" officeooo:paragraph-rsid="00311d8b"/>
    </style:style>
    <style:style style:name="P514" style:family="paragraph" style:parent-style-name="Text_20_body" style:list-style-name="L7">
      <style:text-properties officeooo:rsid="00327102" officeooo:paragraph-rsid="00327102"/>
    </style:style>
    <style:style style:name="P515" style:family="paragraph" style:parent-style-name="Text_20_body">
      <style:text-properties officeooo:rsid="03ce7bf7" officeooo:paragraph-rsid="03ce7bf7"/>
    </style:style>
    <style:style style:name="P51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2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2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2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8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8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81" text:outline-level="1" text:is-list-header="true">May 28, 2023</text:h>
      <text:p text:style-name="P515">Updated Adapter write-up to include information about the Adapter_BackEnd DLL. <text:s/>Also added code snippet for Rust version of the Adapter.</text:p>
      <text:p text:style-name="P515"/>
      <text:h text:style-name="P426"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27"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text:soft-page-break/>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28"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oft-page-break/><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p text:style-name="P409"/>
      <text:h text:style-name="P429"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text:soft-page-break/>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text:soft-page-break/>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oft-page-break/><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soft-page-break/>{</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30"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text:soft-page-break/>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soft-page-break/>}</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oft-page-break/><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31" text:outline-level="1" text:is-list-header="true">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32"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33" text:outline-level="1" text:is-list-header="true">May 18, 2023</text:h>
      <text:p text:style-name="P351">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4267927312" text:style-name="L1">
        <text:list-item>
          <text:p text:style-name="P482">In VS2022, add to the solution a Makefile C++ project.</text:p>
        </text:list-item>
        <text:list-item>
          <text:p text:style-name="P482">Use the name: design_pattern_examples_rust</text:p>
        </text:list-item>
        <text:list-item>
          <text:p text:style-name="P482">Location: c:\work\vs2022\DesignPatternExamples\rust</text:p>
        </text:list-item>
        <text:list-item>
          <text:p text:style-name="P482">Click Finish.</text:p>
        </text:list-item>
        <text:list-item>
          <text:p text:style-name="P482">From the Command prompt, enter the following</text:p>
        </text:list-item>
      </text:list>
      <text:p text:style-name="P38">cd c:\work\vs2022\DesignPatternExamples\rust</text:p>
      <text:p text:style-name="P38">cargo <text:span text:style-name="T407">init</text:span> design_pattern_examples_rust</text:p>
      <text:list xml:id="list172725475188304" text:continue-numbering="true" text:style-name="L1">
        <text:list-item>
          <text:p text:style-name="P482">Back in VS2022<text:span text:style-name="T405">'s Solution Explorer,</text:span> <text:span text:style-name="T405">in </text:span>the design_pattern_examples_rust project,</text:p>
          <text:list>
            <text:list-item>
              <text:p text:style-name="P483"><text:span text:style-name="T406">Delete</text:span> the Header Files filter <text:span text:style-name="T406">(right-click on Header Files and select Delete)</text:span></text:p>
            </text:list-item>
            <text:list-item>
              <text:p text:style-name="P483"><text:span text:style-name="T406">Delete</text:span> the Resource Files filter</text:p>
            </text:list-item>
            <text:list-item>
              <text:p text:style-name="P483">Select the Source Files filter and press F4 to show filter properties</text:p>
              <text:list>
                <text:list-item>
                  <text:p text:style-name="P483">Rename the filter to src</text:p>
                </text:list-item>
                <text:list-item>
                  <text:p text:style-name="P483">Replace the filter list with rs</text:p>
                </text:list-item>
                <text:list-item>
                  <text:p text:style-name="P484">Close the properties window to accept the changes</text:p>
                </text:list-item>
              </text:list>
            </text:list-item>
          </text:list>
        </text:list-item>
        <text:list-item>
          <text:p text:style-name="P485">Right-click on the design_pattern_examples_rust project and select <text:span text:style-name="T408">Add &gt; existing item.</text:span></text:p>
        </text:list-item>
        <text:list-item>
          <text:p text:style-name="P485"><text:span text:style-name="T408">Select </text:span><text:span text:style-name="T407">src\main.rs and click Add.</text:span></text:p>
        </text:list-item>
        <text:list-item>
          <text:p text:style-name="P486">Right-click on the design_pattern_examples_rust project and select <text:span text:style-name="T408">Add &gt; Existing item.</text:span></text:p>
        </text:list-item>
        <text:list-item>
          <text:p text:style-name="P486"><text:soft-page-break/><text:span text:style-name="T408">Select </text:span>Cargo.toml and click Add.</text:p>
        </text:list-item>
        <text:list-item>
          <text:p text:style-name="P487">Right-click on the design_pattern_examples_rust project and select Properties.</text:p>
        </text:list-item>
        <text:list-item>
          <text:p text:style-name="P488">Select All Platforms in the Platform drop-down.</text:p>
        </text:list-item>
        <text:list-item>
          <text:p text:style-name="P488">Select Debug in the Configuration drop-down.</text:p>
        </text:list-item>
        <text:list-item>
          <text:p text:style-name="P488">Set Output directory to: $(ProjectDir)target\<text:span text:style-name="T409">debug</text:span>\</text:p>
        </text:list-item>
        <text:list-item>
          <text:p text:style-name="P490"><text:span text:style-name="T410">S</text:span>et Intermediate directory to: $(ProjectDir)target\debug\intermediate<text:span text:style-name="T410">\</text:span></text:p>
        </text:list-item>
        <text:list-item>
          <text:p text:style-name="P492">Click Apply.</text:p>
        </text:list-item>
        <text:list-item>
          <text:p text:style-name="P492">Change Configuration to Release.</text:p>
        </text:list-item>
        <text:list-item>
          <text:p text:style-name="P489">Set Output directory to: $(ProjectDir)target\<text:span text:style-name="T410">release</text:span>\</text:p>
        </text:list-item>
        <text:list-item>
          <text:p text:style-name="P491"><text:span text:style-name="T410">S</text:span>et Intermediate directory to: $(ProjectDir)target\<text:span text:style-name="T410">release</text:span>\intermediate<text:span text:style-name="T410">\</text:span></text:p>
        </text:list-item>
        <text:list-item>
          <text:p text:style-name="P492">Click Apply.</text:p>
        </text:list-item>
        <text:list-item>
          <text:p text:style-name="P493">Change Configuration to All Configurations.</text:p>
        </text:list-item>
        <text:list-item>
          <text:p text:style-name="P493">Click on NMake category.</text:p>
        </text:list-item>
        <text:list-item>
          <text:p text:style-name="P493">Change the Build command line to: cargo build</text:p>
        </text:list-item>
        <text:list-item>
          <text:p text:style-name="P493">Change the Build All command line to: cargo build</text:p>
        </text:list-item>
        <text:list-item>
          <text:p text:style-name="P493"><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172724702265294" text:continue-numbering="true" text:style-name="L1">
        <text:list-item>
          <text:p text:style-name="P494">Click OK to close the Clean Command line edit dialog box.</text:p>
        </text:list-item>
        <text:list-item>
          <text:p text:style-name="P494">Select everything in the Preprocessor Definitions and press Delete.</text:p>
        </text:list-item>
        <text:list-item>
          <text:p text:style-name="P494">Click Apply.</text:p>
        </text:list-item>
        <text:list-item>
          <text:p text:style-name="P494">Change the Configuration to Release.</text:p>
        </text:list-item>
        <text:list-item>
          <text:p text:style-name="P494">Edit the Build command line to append " --release" to the command.</text:p>
        </text:list-item>
        <text:list-item>
          <text:p text:style-name="P494">Edit the Build All command line to append " --release" to the command.</text:p>
        </text:list-item>
        <text:list-item>
          <text:p text:style-name="P495"><text:soft-page-break/>Select the Debugging category.</text:p>
        </text:list-item>
        <text:list-item>
          <text:p text:style-name="P495">Change Configuration to All Configurations.</text:p>
        </text:list-item>
        <text:list-item>
          <text:p text:style-name="P495">Change the Command to: $(OutputPath)$(TargetName)</text:p>
        </text:list-item>
        <text:list-item>
          <text:p text:style-name="P496">Click OK to close the Project Properties dialog box.</text:p>
        </text:list-item>
        <text:list-item>
          <text:p text:style-name="P49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498">Open src\main.rs</text:p>
        </text:list-item>
        <text:list-item>
          <text:p text:style-name="P498">Put a breakpoint on a line</text:p>
        </text:list-item>
        <text:list-item>
          <text:p text:style-name="P498">Right-click the design_pattern_examples_rust project and select Debug &gt; Start New Instance</text:p>
        </text:list-item>
        <text:list-item>
          <text:p text:style-name="P498">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34"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ext:soft-page-break/>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35"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36"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text:soft-page-break/>Completed work on the Strategy pattern example for C. <text:s/>Updated the strategy write-up.</text:p>
      <text:h text:style-name="P437"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38"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39"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40"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41" text:outline-level="1" text:is-list-header="true"><text:soft-page-break/>April 20, 2023</text:h>
      <text:p text:style-name="P327">Completed work on the Interpreter pattern example in C. <text:s/>Updated the interpreter write-up. <text:s/>I used a function to perform the interpretation.</text:p>
      <text:p text:style-name="P327">Added new helper: titlecase().</text:p>
      <text:h text:style-name="P442" text:outline-level="1" text:is-list-header="true">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43"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444"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Created new helper: enableVTMode(), to set the console output mode on Windows. <text:s/>This uses an atexit() function to restore the mode on program exit.</text:p>
      <text:h text:style-name="P445"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499">DynamicString structure and functions.</text:p>
        </text:list-item>
        <text:list-item>
          <text:p text:style-name="P499">datetime_to_string() and datetime_now() functions.</text:p>
        </text:list-item>
        <text:list-item>
          <text:p text:style-name="P499">replace_chr(), replace_chri(), replace_str(), and replace_stri() functions</text:p>
        </text:list-item>
        <text:list-item>
          <text:p text:style-name="P500">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46"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47" text:outline-level="1" text:is-list-header="true"><text:soft-page-break/>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48"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49"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50"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51"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text:soft-page-break/>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0">}</text:p>
      <text:p text:style-name="P290">C#</text:p>
      <text:p text:style-name="Code"><text:span text:style-name="T341">using (</text:span>ItemIterator iteritem = CreateItemIterator()<text:span text:style-name="T341">)</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oft-page-break/><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51" text:outline-level="1" text:is-list-header="true">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6">solving the same kinds of problems. <text:s/>Focus on </text:span><text:span text:style-name="T317">game elements that need to be focused and efficient but that should maintain a useful degree of decoupling from the algorithms that manipulate the elements.</text:span></text:p>
      <text:h text:style-name="P452"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53"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54" text:outline-level="1" text:is-list-header="true"><text:soft-page-break/>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0">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55"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56"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457" text:outline-level="1" text:is-list-header="true"><text:soft-page-break/>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58" text:outline-level="1" text:is-list-header="true">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59"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460"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461"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462"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63"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464"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465"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66"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467"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68"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69"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470"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71"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472"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01">Make sure the parameters are different so overloading allows both to exist.</text:p>
        </text:list-item>
        <text:list-item>
          <text:p text:style-name="P50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473"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474"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475"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476"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0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04">The disadvantage of markdown is the page name must be explicitly used and the link text must be explicitly given.</text:p>
            </text:list-item>
            <text:list-item>
              <text:p text:style-name="P50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0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02">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0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07">Doxygen does not interpret this <text:span text:style-name="T62">the same way</text:span>. <text:s/>Doxygen ignores the alt text and converts the title into a caption under the image.</text:p>
            </text:list-item>
            <text:list-item>
              <text:p text:style-name="P508">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09">The "image" class centers the image.</text:p>
            </text:list-item>
          </text:list>
        </text:list-item>
        <text:list-item>
          <text:p text:style-name="P51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1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477"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17" svg:width="2.3004in" svg:height="2.2189in" svg:x="0in" svg:y="0in"><text:p text:style-name="P516"><text:span text:style-name="T48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18" xml:id="id2" draw:id="id2" svg:width="1.1098in" svg:height="1.2713in" svg:x="3.7in" svg:y="0.4264in"><text:p text:style-name="P516"><text:span text:style-name="T481">External</text:span></text:p><text:p text:style-name="P516"><text:span text:style-name="T481">component</text:span></text:p><draw:enhanced-geometry svg:viewBox="0 0 21600 21600" draw:type="rectangle" draw:enhanced-path="M 0 0 L 21600 0 21600 21600 0 21600 0 0 Z N"/></draw:custom-shape><draw:custom-shape draw:name="Shape 11" draw:style-name="gr4" draw:text-style-name="P520" svg:width="0.5543in" svg:height="0.3307in" svg:x="0.3457in" svg:y="0.1634in"><text:p text:style-name="P519"><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20" svg:width="0.5539in" svg:height="0.3307in" svg:x="1.4in" svg:y="0.1437in"><text:p text:style-name="P519"><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22" xml:id="id1" draw:id="id1" svg:width="0.635in" svg:height="0.4335in" svg:x="1.4252in" svg:y="0.8437in"><text:p text:style-name="P521"><text:span text:style-name="T483">Adapter</text:span></text:p><text:p text:style-name="P521"><text:span text:style-name="T4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20" svg:width="0.5543in" svg:height="0.3307in" svg:x="1.3709in" svg:y="1.4882in"><text:p text:style-name="P519"><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20" svg:width="0.5543in" svg:height="0.3307in" svg:x="0.6209in" svg:y="1.7437in"><text:p text:style-name="P519"><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20" svg:width="0.5539in" svg:height="0.3307in" svg:x="0.7in" svg:y="1.3382in"><text:p text:style-name="P519"><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20" svg:width="0.5543in" svg:height="0.3303in" svg:x="0.7957in" svg:y="0.5189in"><text:p text:style-name="P519"><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23"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478"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1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13">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1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1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79"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80"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8T17:27:23.762000000</dc:date>
    <dc:creator>Stephen P Lepisto</dc:creator>
    <meta:editing-duration>P8DT15H16M50S</meta:editing-duration>
    <meta:editing-cycles>609</meta:editing-cycles>
    <meta:generator>LibreOffice/7.5.3.2$Windows_X86_64 LibreOffice_project/9f56dff12ba03b9acd7730a5a481eea045e468f3</meta:generator>
    <meta:document-statistic meta:table-count="1" meta:image-count="0" meta:object-count="0" meta:page-count="69" meta:paragraph-count="1581" meta:word-count="22944" meta:character-count="164006" meta:non-whitespace-character-count="138857"/>
  </office:meta>
</office:document-meta>
</file>